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F3000001886A96537E.png" manifest:media-type=""/>
  <manifest:file-entry manifest:full-path="Pictures/10000000000001B800000168E8D573C3.png" manifest:media-type=""/>
  <manifest:file-entry manifest:full-path="Pictures/1000000000000320000002581DDB6C8B.png" manifest:media-type=""/>
  <manifest:file-entry manifest:full-path="Pictures/1000000000000190000001908A124541.png" manifest:media-type=""/>
  <manifest:file-entry manifest:full-path="Pictures/10000000000001B80000016828BAAB13.png" manifest:media-type=""/>
  <manifest:file-entry manifest:full-path="Pictures/10000000000001F600000184B5D41131.png" manifest:media-type=""/>
  <manifest:file-entry manifest:full-path="Pictures/100000000000044C00000384EC0541DC.png" manifest:media-type=""/>
  <manifest:file-entry manifest:full-path="Pictures/10000000000001F800000185FC845662.png" manifest:media-type=""/>
  <manifest:file-entry manifest:full-path="Pictures/10000000000001F4000000DA92DE5A62.png" manifest:media-type=""/>
  <manifest:file-entry manifest:full-path="Pictures/10000000000001900000013E86E0AE5F.png" manifest:media-type=""/>
  <manifest:file-entry manifest:full-path="Pictures/10000000000001FA00000183EB57FFDF.png" manifest:media-type=""/>
  <manifest:file-entry manifest:full-path="Pictures/100000000000019000000120F4DEA049.png" manifest:media-type=""/>
  <manifest:file-entry manifest:full-path="Pictures/100000000000032000000140093F7583.png" manifest:media-type=""/>
  <manifest:file-entry manifest:full-path="Pictures/10000000000001B800000168E437B720.png" manifest:media-type=""/>
  <manifest:file-entry manifest:full-path="Pictures/100000000000019000000170B97423F3.png" manifest:media-type=""/>
  <manifest:file-entry manifest:full-path="Pictures/100000000000015E0000013E4D11E7B2.png" manifest:media-type=""/>
  <manifest:file-entry manifest:full-path="Pictures/10000000000003000000016F536504D6.png" manifest:media-type=""/>
  <manifest:file-entry manifest:full-path="Pictures/10000000000003200000025825E6567F.png" manifest:media-type=""/>
  <manifest:file-entry manifest:full-path="Pictures/10000000000001F500000187BDB535AB.png" manifest:media-type=""/>
  <manifest:file-entry manifest:full-path="Pictures/10000000000001B800000168F9E3BA7F.png" manifest:media-type=""/>
  <manifest:file-entry manifest:full-path="Pictures/10000000000002D0000002D06ABF5D9D.png" manifest:media-type=""/>
  <manifest:file-entry manifest:full-path="Pictures/10000000000005DC00000320B53764E7.png" manifest:media-type=""/>
  <manifest:file-entry manifest:full-path="Pictures/10000000000002620000011EE4C701B4.png" manifest:media-type=""/>
  <manifest:file-entry manifest:full-path="Pictures/10000000000005A200000378B68BBED5.png" manifest:media-type=""/>
  <manifest:file-entry manifest:full-path="Pictures/10000000000001B800000168EA4AE3BD.png" manifest:media-type=""/>
  <manifest:file-entry manifest:full-path="Pictures/10000000000001F70000018B4F11E670.png" manifest:media-type=""/>
  <manifest:file-entry manifest:full-path="Pictures/10000000000003200000025889DE3A3F.png" manifest:media-type=""/>
  <manifest:file-entry manifest:full-path="Pictures/10000000000002BC00000320AA57292F.png" manifest:media-type=""/>
  <manifest:file-entry manifest:full-path="Pictures/10000000000001FB00000186E4DB804B.png" manifest:media-type=""/>
  <manifest:file-entry manifest:full-path="Pictures/1000000000000240000001E7476A0E99.png" manifest:media-type=""/>
  <manifest:file-entry manifest:full-path="Pictures/10000000000001B8000001680303D3FF.png" manifest:media-type=""/>
  <manifest:file-entry manifest:full-path="Pictures/1000000000000320000001F4B8C34D4B.png" manifest:media-type=""/>
  <manifest:file-entry manifest:full-path="Pictures/10000000000002BC000002583A0C07B1.png" manifest:media-type=""/>
  <manifest:file-entry manifest:full-path="Pictures/1000000000000258000002586944C6A5.png" manifest:media-type=""/>
  <manifest:file-entry manifest:full-path="Pictures/10000000000001B800000168A39B9D27.png" manifest:media-type=""/>
  <manifest:file-entry manifest:full-path="Pictures/10000000000003E8000003208DE3DFDF.png" manifest:media-type=""/>
  <manifest:file-entry manifest:full-path="Pictures/10000000000001FB0000018CC7B2E884.png" manifest:media-type=""/>
  <manifest:file-entry manifest:full-path="Pictures/10000000000003E8000001F4D63807EC.png" manifest:media-type=""/>
  <manifest:file-entry manifest:full-path="Pictures/10000000000001B800000168A6B0134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cm, 0cm, 2.574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cm, 3.9cm, 0.974cm, 3.86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4cm, 0.166cm, 0.393cm, 0.268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4cm, 0.233cm, 0.292cm, 0.166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cm, 0.34cm, 0.154cm, 0.33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4cm, 0cm, 0.189cm, 0.25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4cm, 0.198cm, 0.202cm, 0.166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4cm, 0.332cm, 0.119cm, 0.208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4cm, 0.328cm, 0.463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4cm, 0.375cm, 0.33cm, 0.33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3.7cm" svg:height="12.9cm" svg:x="16.8cm" svg:y="7.3cm">
          <draw:image xlink:href="Pictures/10000000000002D0000002D06ABF5D9D.png" xlink:type="simple" xlink:show="embed" xlink:actuate="onLoad">
            <text:p/>
          </draw:image>
        </draw:frame>
        <draw:frame draw:style-name="gr1" draw:text-style-name="P1" draw:layer="layout" svg:width="10.441cm" svg:height="8.424cm" svg:x="-0.141cm" svg:y="0.376cm">
          <draw:image xlink:href="Pictures/10000000000001B800000168E437B720.png" xlink:type="simple" xlink:show="embed" xlink:actuate="onLoad">
            <text:p/>
          </draw:image>
        </draw:frame>
        <draw:frame draw:style-name="gr1" draw:text-style-name="P1" draw:layer="layout" svg:width="5.7cm" svg:height="5cm" svg:x="5cm" svg:y="8.7cm">
          <draw:image xlink:href="Pictures/100000000000044C00000384EC0541DC.png" xlink:type="simple" xlink:show="embed" xlink:actuate="onLoad">
            <text:p/>
          </draw:image>
        </draw:frame>
        <draw:frame draw:style-name="gr1" draw:text-style-name="P1" draw:layer="layout" svg:width="7.482cm" svg:height="6.8cm" svg:x="10.018cm" svg:y="13.5cm">
          <draw:image xlink:href="Pictures/1000000000000190000001908A124541.png" xlink:type="simple" xlink:show="embed" xlink:actuate="onLoad">
            <text:p/>
          </draw:image>
        </draw:frame>
        <draw:frame draw:style-name="gr1" draw:text-style-name="P1" draw:layer="layout" svg:width="7.021cm" svg:height="5.652cm" svg:x="19.179cm" svg:y="1.448cm">
          <draw:image xlink:href="Pictures/10000000000001B800000168EA4AE3BD.png" xlink:type="simple" xlink:show="embed" xlink:actuate="onLoad">
            <text:p/>
          </draw:image>
        </draw:frame>
        <draw:frame draw:style-name="gr1" draw:text-style-name="P1" draw:layer="layout" svg:width="9.741cm" svg:height="7.724cm" svg:x="9.7cm" svg:y="1.176cm">
          <draw:image xlink:href="Pictures/10000000000001B800000168F9E3BA7F.png" xlink:type="simple" xlink:show="embed" xlink:actuate="onLoad">
            <text:p/>
          </draw:image>
        </draw:frame>
        <draw:frame draw:style-name="gr1" draw:text-style-name="P1" draw:layer="layout" svg:width="9.041cm" svg:height="6.9cm" svg:x="1cm" svg:y="13.1cm">
          <draw:image xlink:href="Pictures/10000000000001B80000016828BAAB13.png" xlink:type="simple" xlink:show="embed" xlink:actuate="onLoad">
            <text:p/>
          </draw:image>
        </draw:frame>
        <draw:frame draw:style-name="gr1" draw:text-style-name="P1" draw:layer="layout" svg:width="6.5cm" svg:height="4.9cm" svg:x="10.7cm" svg:y="9cm">
          <draw:image xlink:href="Pictures/10000000000001B800000168E8D573C3.png" xlink:type="simple" xlink:show="embed" xlink:actuate="onLoad">
            <text:p/>
          </draw:image>
        </draw:frame>
        <draw:frame draw:style-name="gr1" draw:text-style-name="P1" draw:layer="layout" svg:width="6.1cm" svg:height="5.5cm" svg:x="26cm" svg:y="1.3cm">
          <draw:image xlink:href="Pictures/10000000000001B800000168A39B9D27.png" xlink:type="simple" xlink:show="embed" xlink:actuate="onLoad">
            <text:p/>
          </draw:image>
        </draw:frame>
        <draw:frame draw:style-name="gr1" draw:text-style-name="P1" draw:layer="layout" svg:width="5.5cm" svg:height="4.4cm" svg:x="0cm" svg:y="8.8cm">
          <draw:image xlink:href="Pictures/10000000000001B800000168A6B01347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1" draw:text-style-name="P1" draw:layer="layout" svg:width="11.641cm" svg:height="9.524cm" svg:x="14.3cm" svg:y="1.176cm">
          <draw:image xlink:href="Pictures/10000000000001B8000001680303D3FF.png" xlink:type="simple" xlink:show="embed" xlink:actuate="onLoad">
            <text:p/>
          </draw:image>
        </draw:frame>
        <draw:frame draw:style-name="gr1" draw:text-style-name="P1" draw:layer="layout" svg:width="9.259cm" svg:height="8.413cm" svg:x="11.441cm" svg:y="10.7cm">
          <draw:image xlink:href="Pictures/100000000000015E0000013E4D11E7B2.png" xlink:type="simple" xlink:show="embed" xlink:actuate="onLoad">
            <text:p/>
          </draw:image>
        </draw:frame>
        <draw:frame draw:style-name="gr1" draw:text-style-name="P1" draw:layer="layout" svg:width="6.6cm" svg:height="6cm" svg:x="-0.4cm" svg:y="-1.4cm">
          <draw:image xlink:href="Pictures/100000000000019000000170B97423F3.png" xlink:type="simple" xlink:show="embed" xlink:actuate="onLoad">
            <text:p/>
          </draw:image>
        </draw:frame>
        <draw:frame draw:style-name="gr1" draw:text-style-name="P1" draw:layer="layout" svg:width="10.582cm" svg:height="8.413cm" svg:x="0.9cm" svg:y="11.5cm">
          <draw:image xlink:href="Pictures/10000000000001900000013E86E0AE5F.png" xlink:type="simple" xlink:show="embed" xlink:actuate="onLoad">
            <text:p/>
          </draw:image>
        </draw:frame>
        <draw:frame draw:style-name="gr1" draw:text-style-name="P1" draw:layer="layout" svg:width="10.582cm" svg:height="7.619cm" svg:x="20.6cm" svg:y="11.5cm">
          <draw:image xlink:href="Pictures/100000000000019000000120F4DEA049.png" xlink:type="simple" xlink:show="embed" xlink:actuate="onLoad">
            <text:p/>
          </draw:image>
        </draw:frame>
        <draw:frame draw:style-name="gr1" draw:text-style-name="P1" draw:layer="layout" svg:width="18.299cm" svg:height="12.256cm" svg:x="11.5cm" svg:y="-0.056cm">
          <draw:image xlink:href="Pictures/10000000000005A200000378B68BBED5.png" xlink:type="simple" xlink:show="embed" xlink:actuate="onLoad">
            <text:p/>
          </draw:image>
        </draw:frame>
        <draw:frame draw:style-name="gr1" draw:text-style-name="P1" draw:layer="layout" svg:width="13.228cm" svg:height="5.767cm" svg:x="6.172cm" svg:y="-0.7cm">
          <draw:image xlink:href="Pictures/10000000000001F4000000DA92DE5A62.png" xlink:type="simple" xlink:show="embed" xlink:actuate="onLoad">
            <text:p/>
          </draw:image>
        </draw:frame>
        <draw:frame draw:style-name="gr1" draw:text-style-name="P1" draw:layer="layout" svg:width="16.139cm" svg:height="7.566cm" svg:x="8.7cm" svg:y="17.3cm">
          <draw:image xlink:href="Pictures/10000000000002620000011EE4C701B4.png" xlink:type="simple" xlink:show="embed" xlink:actuate="onLoad">
            <text:p/>
          </draw:image>
        </draw:frame>
        <draw:frame draw:style-name="gr1" draw:text-style-name="P1" draw:layer="layout" svg:width="7.239cm" svg:height="7.999cm" svg:x="26.661cm" svg:y="-1.199cm">
          <draw:image xlink:href="Pictures/1000000000000240000001E7476A0E99.png" xlink:type="simple" xlink:show="embed" xlink:actuate="onLoad">
            <text:p/>
          </draw:image>
        </draw:frame>
        <draw:frame draw:style-name="gr1" draw:text-style-name="P1" draw:layer="layout" svg:width="16.8cm" svg:height="8.5cm" svg:x="-2.9cm" svg:y="4.5cm">
          <draw:image xlink:href="Pictures/10000000000003000000016F536504D6.pn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1" draw:text-style-name="P1" draw:layer="layout" svg:width="23.6cm" svg:height="15.9cm" svg:x="-6.6cm" svg:y="-5.3cm">
          <draw:image xlink:href="Pictures/10000000000003E8000003208DE3DFDF.png" xlink:type="simple" xlink:show="embed" xlink:actuate="onLoad">
            <text:p/>
          </draw:image>
        </draw:frame>
        <draw:frame draw:style-name="gr1" draw:text-style-name="P1" draw:layer="layout" svg:width="14.4cm" svg:height="10.374cm" svg:x="16.1cm" svg:y="12.426cm">
          <draw:image xlink:href="Pictures/10000000000003200000025825E6567F.png" xlink:type="simple" xlink:show="embed" xlink:actuate="onLoad">
            <text:p/>
          </draw:image>
        </draw:frame>
        <draw:frame draw:style-name="gr1" draw:text-style-name="P1" draw:layer="layout" svg:width="16.157cm" svg:height="8.1cm" svg:x="18.443cm" svg:y="-3.6cm">
          <draw:image xlink:href="Pictures/10000000000003E8000001F4D63807EC.png" xlink:type="simple" xlink:show="embed" xlink:actuate="onLoad">
            <text:p/>
          </draw:image>
        </draw:frame>
        <draw:frame draw:style-name="gr1" draw:text-style-name="P1" draw:layer="layout" svg:width="16.899cm" svg:height="8.3cm" svg:x="-1.099cm" svg:y="13.9cm">
          <draw:image xlink:href="Pictures/10000000000005DC00000320B53764E7.png" xlink:type="simple" xlink:show="embed" xlink:actuate="onLoad">
            <text:p/>
          </draw:image>
        </draw:frame>
        <draw:frame draw:style-name="gr1" draw:text-style-name="P1" draw:layer="layout" svg:width="11.866cm" svg:height="8cm" svg:x="10cm" svg:y="4.7cm">
          <draw:image xlink:href="Pictures/1000000000000320000002581DDB6C8B.png" xlink:type="simple" xlink:show="embed" xlink:actuate="onLoad">
            <text:p/>
          </draw:image>
        </draw:frame>
      </draw:page>
      <draw:page draw:name="page4" draw:style-name="dp1" draw:master-page-name="Predeterminado">
        <draw:frame draw:style-name="gr1" draw:text-style-name="P1" draw:layer="layout" svg:width="16.666cm" svg:height="8.828cm" svg:x="1.3cm" svg:y="3.8cm">
          <draw:image xlink:href="Pictures/1000000000000320000001F4B8C34D4B.png" xlink:type="simple" xlink:show="embed" xlink:actuate="onLoad">
            <text:p/>
          </draw:image>
        </draw:frame>
        <draw:frame draw:style-name="gr1" draw:text-style-name="P1" draw:layer="layout" svg:width="13.42cm" svg:height="9.374cm" svg:x="18.88cm" svg:y="10.9cm">
          <draw:image xlink:href="Pictures/10000000000002BC000002583A0C07B1.png" xlink:type="simple" xlink:show="embed" xlink:actuate="onLoad">
            <text:p/>
          </draw:image>
        </draw:frame>
        <draw:frame draw:style-name="gr2" draw:text-style-name="P1" draw:layer="layout" svg:width="14.6cm" svg:height="9.1cm" svg:x="3.8cm" svg:y="12.3cm">
          <draw:image xlink:href="Pictures/1000000000000258000002586944C6A5.png" xlink:type="simple" xlink:show="embed" xlink:actuate="onLoad">
            <text:p/>
          </draw:image>
        </draw:frame>
        <draw:frame draw:style-name="gr1" draw:text-style-name="P1" draw:layer="layout" svg:width="7.3cm" svg:height="8.2cm" svg:x="25.5cm" svg:y="-2.4cm">
          <draw:image xlink:href="Pictures/10000000000002BC00000320AA57292F.png" xlink:type="simple" xlink:show="embed" xlink:actuate="onLoad">
            <text:p/>
          </draw:image>
        </draw:frame>
        <draw:frame draw:style-name="gr3" draw:text-style-name="P1" draw:layer="layout" svg:width="8.2cm" svg:height="9.6cm" svg:x="17.7cm" svg:y="1cm">
          <draw:image xlink:href="Pictures/10000000000003200000025889DE3A3F.png" xlink:type="simple" xlink:show="embed" xlink:actuate="onLoad">
            <text:p/>
          </draw:image>
        </draw:frame>
        <draw:frame draw:style-name="gr1" draw:text-style-name="P1" draw:layer="layout" svg:width="15.866cm" svg:height="5.8cm" svg:x="0.734cm" svg:y="-1.2cm">
          <draw:image xlink:href="Pictures/100000000000032000000140093F7583.png" xlink:type="simple" xlink:show="embed" xlink:actuate="onLoad">
            <text:p/>
          </draw:image>
        </draw:frame>
      </draw:page>
      <draw:page draw:name="page5" draw:style-name="dp1" draw:master-page-name="Predeterminado">
        <draw:frame draw:style-name="gr4" draw:text-style-name="P1" draw:layer="layout" svg:width="10.4cm" svg:height="8.5cm" svg:x="1.1cm" svg:y="4cm">
          <draw:image xlink:href="Pictures/10000000000001F800000185FC845662.png" xlink:type="simple" xlink:show="embed" xlink:actuate="onLoad">
            <text:p/>
          </draw:image>
        </draw:frame>
        <draw:frame draw:style-name="gr5" draw:text-style-name="P1" draw:layer="layout" svg:width="10.4cm" svg:height="8.7cm" svg:x="11.9cm" svg:y="3.8cm">
          <draw:image xlink:href="Pictures/10000000000001F70000018B4F11E670.png" xlink:type="simple" xlink:show="embed" xlink:actuate="onLoad">
            <text:p/>
          </draw:image>
        </draw:frame>
        <draw:frame draw:style-name="gr6" draw:text-style-name="P1" draw:layer="layout" svg:width="10.3cm" svg:height="8.7cm" svg:x="22.7cm" svg:y="3.8cm">
          <draw:image xlink:href="Pictures/10000000000001FA00000183EB57FFDF.png" xlink:type="simple" xlink:show="embed" xlink:actuate="onLoad">
            <text:p/>
          </draw:image>
        </draw:frame>
        <draw:frame draw:style-name="gr7" draw:text-style-name="P1" draw:layer="layout" svg:width="10.4cm" svg:height="8.7cm" svg:x="1.1cm" svg:y="13.2cm">
          <draw:image xlink:href="Pictures/10000000000001F3000001886A96537E.png" xlink:type="simple" xlink:show="embed" xlink:actuate="onLoad">
            <text:p/>
          </draw:image>
        </draw:frame>
        <draw:frame draw:style-name="gr8" draw:text-style-name="P1" draw:layer="layout" svg:width="10.4cm" svg:height="8.6cm" svg:x="11.869cm" svg:y="13.3cm">
          <draw:image xlink:href="Pictures/10000000000001F600000184B5D41131.png" xlink:type="simple" xlink:show="embed" xlink:actuate="onLoad">
            <text:p/>
          </draw:image>
        </draw:frame>
        <draw:frame draw:style-name="gr9" draw:text-style-name="P1" draw:layer="layout" svg:width="10.4cm" svg:height="8.7cm" svg:x="22.6cm" svg:y="13.2cm">
          <draw:image xlink:href="Pictures/10000000000001FB00000186E4DB804B.png" xlink:type="simple" xlink:show="embed" xlink:actuate="onLoad">
            <text:p/>
          </draw:image>
        </draw:frame>
        <draw:frame draw:style-name="gr10" draw:text-style-name="P1" draw:layer="layout" svg:width="10.4cm" svg:height="8.5cm" svg:x="4.7cm" svg:y="-5.1cm">
          <draw:image xlink:href="Pictures/10000000000001F500000187BDB535AB.png" xlink:type="simple" xlink:show="embed" xlink:actuate="onLoad">
            <text:p/>
          </draw:image>
        </draw:frame>
        <draw:frame draw:style-name="gr11" draw:text-style-name="P1" draw:layer="layout" svg:width="10.3cm" svg:height="8.7cm" svg:x="16.8cm" svg:y="-5.2cm">
          <draw:image xlink:href="Pictures/10000000000001FB0000018CC7B2E8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Adobe Heiti Std R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7:39</meta:creation-date>
    <dc:date>2014-03-06T14:38:31</dc:date>
    <meta:editing-duration>PT8M50S</meta:editing-duration>
    <meta:editing-cycles>2</meta:editing-cycles>
    <meta:generator>LibreOffice/4.0.2.2$Linux_X86_64 LibreOffice_project/400m0$Build-2</meta:generator>
    <meta:document-statistic meta:object-count="39"/>
  </office:meta>
</office:document-meta>
</file>